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41a8" officeooo:paragraph-rsid="001441a8"/>
    </style:style>
    <style:style style:name="P2" style:family="paragraph" style:parent-style-name="Standard">
      <style:text-properties officeooo:rsid="001554a6" officeooo:paragraph-rsid="001554a6"/>
    </style:style>
    <style:style style:name="P3" style:family="paragraph" style:parent-style-name="Standard">
      <style:text-properties officeooo:rsid="001578b5" officeooo:paragraph-rsid="001578b5"/>
    </style:style>
    <style:style style:name="P4" style:family="paragraph" style:parent-style-name="Standard">
      <style:text-properties officeooo:rsid="002ec3b1" officeooo:paragraph-rsid="002ec3b1"/>
    </style:style>
    <style:style style:name="P5" style:family="paragraph" style:parent-style-name="Standard">
      <style:text-properties officeooo:rsid="0030bb01" officeooo:paragraph-rsid="0030bb01"/>
    </style:style>
    <style:style style:name="P6" style:family="paragraph" style:parent-style-name="Standard">
      <style:text-properties officeooo:rsid="00323fad" officeooo:paragraph-rsid="00323fad"/>
    </style:style>
    <style:style style:name="P7" style:family="paragraph" style:parent-style-name="Standard">
      <style:text-properties fo:font-size="14pt" style:text-underline-style="solid" style:text-underline-width="auto" style:text-underline-color="font-color" fo:font-weight="bold" officeooo:rsid="002ec3b1" officeooo:paragraph-rsid="002ec3b1" style:font-size-asian="14pt" style:font-weight-asian="bold" style:font-size-complex="14pt" style:font-weight-complex="bold"/>
    </style:style>
    <style:style style:name="P8" style:family="paragraph" style:parent-style-name="Standard">
      <style:text-properties officeooo:rsid="006024c1" officeooo:paragraph-rsid="006024c1"/>
    </style:style>
    <style:style style:name="P9" style:family="paragraph" style:parent-style-name="Standard">
      <style:text-properties style:text-line-through-style="solid" style:text-line-through-type="single" officeooo:rsid="002ec3b1" officeooo:paragraph-rsid="002ec3b1"/>
    </style:style>
    <style:style style:name="P10" style:family="paragraph" style:parent-style-name="Standard">
      <style:text-properties officeooo:rsid="0095d495" officeooo:paragraph-rsid="0095d495"/>
    </style:style>
    <style:style style:name="P11" style:family="paragraph" style:parent-style-name="Standard">
      <style:text-properties style:text-underline-style="solid" style:text-underline-width="auto" style:text-underline-color="font-color" fo:font-weight="bold" officeooo:rsid="009991dc" officeooo:paragraph-rsid="009991dc" style:font-weight-asian="bold" style:font-weight-complex="bold"/>
    </style:style>
    <style:style style:name="P12" style:family="paragraph" style:parent-style-name="Standard">
      <style:text-properties style:text-underline-style="none" fo:font-weight="normal" officeooo:rsid="009991dc" officeooo:paragraph-rsid="009991dc" style:font-weight-asian="normal" style:font-weight-complex="normal"/>
    </style:style>
    <style:style style:name="P13" style:family="paragraph" style:parent-style-name="Standard">
      <style:text-properties style:text-underline-style="none" fo:font-weight="normal" officeooo:rsid="00a01be2" officeooo:paragraph-rsid="00a01be2" style:font-weight-asian="normal" style:font-weight-complex="normal"/>
    </style:style>
    <style:style style:name="P14" style:family="paragraph" style:parent-style-name="Standard">
      <style:text-properties style:text-underline-style="none" fo:font-weight="normal" officeooo:rsid="00a04a15" officeooo:paragraph-rsid="00a04a15" style:font-weight-asian="normal" style:font-weight-complex="normal"/>
    </style:style>
    <style:style style:name="P15" style:family="paragraph" style:parent-style-name="Standard">
      <style:text-properties style:text-underline-style="none" fo:font-weight="normal" officeooo:rsid="00a36b30" officeooo:paragraph-rsid="00a36b30" style:font-weight-asian="normal" style:font-weight-complex="normal"/>
    </style:style>
    <style:style style:name="P16" style:family="paragraph" style:parent-style-name="Standard">
      <style:text-properties style:text-underline-style="none" fo:font-weight="normal" officeooo:rsid="00a55f95" officeooo:paragraph-rsid="00a55f95" style:font-weight-asian="normal" style:font-weight-complex="normal"/>
    </style:style>
    <style:style style:name="P17" style:family="paragraph" style:parent-style-name="Standard" style:list-style-name="L1">
      <style:text-properties officeooo:rsid="001441a8" officeooo:paragraph-rsid="001441a8"/>
    </style:style>
    <style:style style:name="P18" style:family="paragraph" style:parent-style-name="Standard" style:list-style-name="L3">
      <style:text-properties officeooo:rsid="001441a8" officeooo:paragraph-rsid="001441a8"/>
    </style:style>
    <style:style style:name="P19" style:family="paragraph" style:parent-style-name="Standard" style:list-style-name="L1">
      <style:text-properties officeooo:rsid="00149829" officeooo:paragraph-rsid="00149829"/>
    </style:style>
    <style:style style:name="P20" style:family="paragraph" style:parent-style-name="Standard" style:list-style-name="L2">
      <style:text-properties officeooo:rsid="001578b5" officeooo:paragraph-rsid="001578b5"/>
    </style:style>
    <style:style style:name="P21" style:family="paragraph" style:parent-style-name="Standard" style:list-style-name="L4">
      <style:text-properties officeooo:rsid="001554a6" officeooo:paragraph-rsid="001554a6"/>
    </style:style>
    <style:style style:name="P22" style:family="paragraph" style:parent-style-name="Standard" style:list-style-name="L4">
      <style:text-properties officeooo:rsid="001554a6" officeooo:paragraph-rsid="00323fad"/>
    </style:style>
    <style:style style:name="P23" style:family="paragraph" style:parent-style-name="Standard" style:list-style-name="L4">
      <style:text-properties officeooo:rsid="001739c9" officeooo:paragraph-rsid="001739c9"/>
    </style:style>
    <style:style style:name="P24" style:family="paragraph" style:parent-style-name="Standard" style:list-style-name="L4">
      <style:text-properties officeooo:rsid="00186b78" officeooo:paragraph-rsid="00186b78"/>
    </style:style>
    <style:style style:name="P25" style:family="paragraph" style:parent-style-name="Standard" style:list-style-name="L4">
      <style:text-properties officeooo:rsid="00191702" officeooo:paragraph-rsid="00191702"/>
    </style:style>
    <style:style style:name="P26" style:family="paragraph" style:parent-style-name="Standard" style:list-style-name="L4">
      <style:text-properties officeooo:rsid="0019be97" officeooo:paragraph-rsid="0019be97"/>
    </style:style>
    <style:style style:name="P27" style:family="paragraph" style:parent-style-name="Standard" style:list-style-name="L4">
      <style:text-properties officeooo:rsid="001b5352" officeooo:paragraph-rsid="001b5352"/>
    </style:style>
    <style:style style:name="P28" style:family="paragraph" style:parent-style-name="Standard" style:list-style-name="L4">
      <style:text-properties officeooo:rsid="005b2e27" officeooo:paragraph-rsid="005b2e27"/>
    </style:style>
    <style:style style:name="P29" style:family="paragraph" style:parent-style-name="Standard" style:list-style-name="L4">
      <style:text-properties fo:font-weight="bold" officeooo:rsid="001cbe5b" officeooo:paragraph-rsid="001cbe5b" style:font-weight-asian="bold" style:font-weight-complex="bold"/>
    </style:style>
    <style:style style:name="P30" style:family="paragraph" style:parent-style-name="Standard" style:list-style-name="L4">
      <style:text-properties fo:font-weight="bold" officeooo:rsid="00201339" officeooo:paragraph-rsid="00201339" style:font-weight-asian="bold" style:font-weight-complex="bold"/>
    </style:style>
    <style:style style:name="P31" style:family="paragraph" style:parent-style-name="Standard" style:list-style-name="L4">
      <style:text-properties fo:font-weight="bold" officeooo:rsid="00204aab" officeooo:paragraph-rsid="00204aab" style:font-weight-asian="bold" style:font-weight-complex="bold"/>
    </style:style>
    <style:style style:name="P32" style:family="paragraph" style:parent-style-name="Standard" style:list-style-name="L4">
      <style:text-properties fo:font-weight="bold" officeooo:rsid="0025e182" officeooo:paragraph-rsid="0025e182" style:font-weight-asian="bold" style:font-weight-complex="bold"/>
    </style:style>
    <style:style style:name="P33" style:family="paragraph" style:parent-style-name="Standard" style:list-style-name="L4">
      <style:text-properties fo:font-weight="bold" officeooo:rsid="0027dd2a" officeooo:paragraph-rsid="0027dd2a" style:font-weight-asian="bold" style:font-weight-complex="bold"/>
    </style:style>
    <style:style style:name="P34" style:family="paragraph" style:parent-style-name="Standard" style:list-style-name="L4">
      <style:text-properties fo:font-weight="bold" officeooo:rsid="002a53fe" officeooo:paragraph-rsid="002a53fe" style:font-weight-asian="bold" style:font-weight-complex="bold"/>
    </style:style>
    <style:style style:name="P35" style:family="paragraph" style:parent-style-name="Standard" style:list-style-name="L4">
      <style:text-properties fo:font-weight="bold" officeooo:rsid="002bbe71" officeooo:paragraph-rsid="002bbe71" style:font-weight-asian="bold" style:font-weight-complex="bold"/>
    </style:style>
    <style:style style:name="P36" style:family="paragraph" style:parent-style-name="Standard" style:list-style-name="L4">
      <style:text-properties fo:font-weight="bold" officeooo:rsid="0020fdce" officeooo:paragraph-rsid="0020fdce" style:font-weight-asian="bold" style:font-weight-complex="bold"/>
    </style:style>
    <style:style style:name="P37" style:family="paragraph" style:parent-style-name="Standard" style:list-style-name="L4">
      <style:text-properties fo:font-weight="bold" officeooo:rsid="002167e5" officeooo:paragraph-rsid="002167e5" style:font-weight-asian="bold" style:font-weight-complex="bold"/>
    </style:style>
    <style:style style:name="P38" style:family="paragraph" style:parent-style-name="Standard" style:list-style-name="L4">
      <style:text-properties fo:font-weight="normal" officeooo:rsid="00201339" officeooo:paragraph-rsid="00201339" style:font-weight-asian="normal" style:font-weight-complex="normal"/>
    </style:style>
    <style:style style:name="P39" style:family="paragraph" style:parent-style-name="Standard" style:list-style-name="L4">
      <style:text-properties fo:font-weight="normal" officeooo:rsid="00227884" officeooo:paragraph-rsid="00227884" style:font-weight-asian="normal" style:font-weight-complex="normal"/>
    </style:style>
    <style:style style:name="P40" style:family="paragraph" style:parent-style-name="Standard" style:list-style-name="L4">
      <style:text-properties fo:font-weight="normal" officeooo:rsid="005f7a3c" officeooo:paragraph-rsid="005f7a3c" style:font-weight-asian="normal" style:font-weight-complex="normal"/>
    </style:style>
    <style:style style:name="P41" style:family="paragraph" style:parent-style-name="Standard" style:list-style-name="L4">
      <style:text-properties fo:font-weight="normal" officeooo:rsid="00245dec" officeooo:paragraph-rsid="00245dec" style:font-weight-asian="normal" style:font-weight-complex="normal"/>
    </style:style>
    <style:style style:name="P42" style:family="paragraph" style:parent-style-name="Standard">
      <style:text-properties fo:font-weight="normal" officeooo:rsid="00245dec" officeooo:paragraph-rsid="00245dec" style:font-weight-asian="normal" style:font-weight-complex="normal"/>
    </style:style>
    <style:style style:name="P43" style:family="paragraph" style:parent-style-name="Standard" style:list-style-name="L4">
      <style:text-properties fo:font-weight="normal" officeooo:rsid="0129d7f8" officeooo:paragraph-rsid="0129d7f8" style:font-weight-asian="normal" style:font-weight-complex="normal"/>
    </style:style>
    <style:style style:name="P44" style:family="paragraph" style:parent-style-name="Standard" style:list-style-name="L4">
      <style:text-properties fo:font-weight="normal" officeooo:rsid="012af840" officeooo:paragraph-rsid="012af840" style:font-weight-asian="normal" style:font-weight-complex="normal"/>
    </style:style>
    <style:style style:name="P45" style:family="paragraph" style:parent-style-name="Standard" style:list-style-name="L5">
      <style:text-properties officeooo:rsid="006100e7" officeooo:paragraph-rsid="006100e7"/>
    </style:style>
    <style:style style:name="P46" style:family="paragraph" style:parent-style-name="Standard" style:list-style-name="L5">
      <style:text-properties officeooo:rsid="0063c1bb" officeooo:paragraph-rsid="0063c1bb"/>
    </style:style>
    <style:style style:name="P47" style:family="paragraph" style:parent-style-name="Standard" style:list-style-name="L5">
      <style:text-properties officeooo:rsid="006582f8" officeooo:paragraph-rsid="006582f8"/>
    </style:style>
    <style:style style:name="P48" style:family="paragraph" style:parent-style-name="Standard" style:list-style-name="L5">
      <style:text-properties officeooo:rsid="00664146" officeooo:paragraph-rsid="00664146"/>
    </style:style>
    <style:style style:name="P49" style:family="paragraph" style:parent-style-name="Standard" style:list-style-name="L5">
      <style:text-properties officeooo:rsid="0066e3a6" officeooo:paragraph-rsid="0066e3a6"/>
    </style:style>
    <style:style style:name="P50" style:family="paragraph" style:parent-style-name="Standard" style:list-style-name="L5">
      <style:text-properties officeooo:rsid="006702b0" officeooo:paragraph-rsid="006702b0"/>
    </style:style>
    <style:style style:name="P51" style:family="paragraph" style:parent-style-name="Standard" style:list-style-name="L5">
      <style:text-properties officeooo:rsid="0067f543" officeooo:paragraph-rsid="0067f543"/>
    </style:style>
    <style:style style:name="P52" style:family="paragraph" style:parent-style-name="Standard" style:list-style-name="L5">
      <style:text-properties officeooo:rsid="0067fd4d" officeooo:paragraph-rsid="0067fd4d"/>
    </style:style>
    <style:style style:name="P53" style:family="paragraph" style:parent-style-name="Standard" style:list-style-name="L5">
      <style:text-properties officeooo:rsid="00683c88" officeooo:paragraph-rsid="00683c88"/>
    </style:style>
    <style:style style:name="P54" style:family="paragraph" style:parent-style-name="Standard" style:list-style-name="L5">
      <style:text-properties officeooo:rsid="0068ee57" officeooo:paragraph-rsid="0068ee57"/>
    </style:style>
    <style:style style:name="P55" style:family="paragraph" style:parent-style-name="Standard" style:list-style-name="L5">
      <style:text-properties officeooo:rsid="006bd7fb" officeooo:paragraph-rsid="006bd7fb"/>
    </style:style>
    <style:style style:name="P56" style:family="paragraph" style:parent-style-name="Standard" style:list-style-name="L5">
      <style:text-properties officeooo:rsid="006c3e6a" officeooo:paragraph-rsid="006c3e6a"/>
    </style:style>
    <style:style style:name="P57" style:family="paragraph" style:parent-style-name="Standard" style:list-style-name="L5">
      <style:text-properties officeooo:rsid="006ddf22" officeooo:paragraph-rsid="006ddf22"/>
    </style:style>
    <style:style style:name="P58" style:family="paragraph" style:parent-style-name="Standard" style:list-style-name="L5">
      <style:text-properties officeooo:rsid="006e9cd6" officeooo:paragraph-rsid="006e9cd6"/>
    </style:style>
    <style:style style:name="P59" style:family="paragraph" style:parent-style-name="Standard" style:list-style-name="L5">
      <style:text-properties officeooo:rsid="0071db1f" officeooo:paragraph-rsid="0071db1f"/>
    </style:style>
    <style:style style:name="P60" style:family="paragraph" style:parent-style-name="Standard" style:list-style-name="L5">
      <style:text-properties officeooo:rsid="00726af7" officeooo:paragraph-rsid="00726af7"/>
    </style:style>
    <style:style style:name="P61" style:family="paragraph" style:parent-style-name="Standard" style:list-style-name="L5">
      <style:text-properties officeooo:rsid="007430f8" officeooo:paragraph-rsid="007430f8"/>
    </style:style>
    <style:style style:name="P62" style:family="paragraph" style:parent-style-name="Standard" style:list-style-name="L5">
      <style:text-properties officeooo:rsid="0075b983" officeooo:paragraph-rsid="0075b983"/>
    </style:style>
    <style:style style:name="P63" style:family="paragraph" style:parent-style-name="Standard" style:list-style-name="L5">
      <style:text-properties officeooo:rsid="007893b0" officeooo:paragraph-rsid="007893b0"/>
    </style:style>
    <style:style style:name="P64" style:family="paragraph" style:parent-style-name="Standard" style:list-style-name="L5">
      <style:text-properties officeooo:rsid="0079cd3d" officeooo:paragraph-rsid="0079cd3d"/>
    </style:style>
    <style:style style:name="P65" style:family="paragraph" style:parent-style-name="Standard" style:list-style-name="L5">
      <style:text-properties officeooo:rsid="007b9bba" officeooo:paragraph-rsid="007b9bba"/>
    </style:style>
    <style:style style:name="P66" style:family="paragraph" style:parent-style-name="Standard" style:list-style-name="L5">
      <style:text-properties officeooo:rsid="007ba49f" officeooo:paragraph-rsid="007ba49f"/>
    </style:style>
    <style:style style:name="P67" style:family="paragraph" style:parent-style-name="Standard" style:list-style-name="L5">
      <style:text-properties officeooo:rsid="007c1855" officeooo:paragraph-rsid="007c1855"/>
    </style:style>
    <style:style style:name="P68" style:family="paragraph" style:parent-style-name="Standard" style:list-style-name="L5">
      <style:text-properties officeooo:rsid="007ffd35" officeooo:paragraph-rsid="007ffd35"/>
    </style:style>
    <style:style style:name="P69" style:family="paragraph" style:parent-style-name="Standard" style:list-style-name="L5">
      <style:text-properties officeooo:rsid="00822ecb" officeooo:paragraph-rsid="00822ecb"/>
    </style:style>
    <style:style style:name="P70" style:family="paragraph" style:parent-style-name="Standard" style:list-style-name="L5">
      <style:text-properties officeooo:rsid="0082ffa8" officeooo:paragraph-rsid="0082ffa8"/>
    </style:style>
    <style:style style:name="P71" style:family="paragraph" style:parent-style-name="Standard" style:list-style-name="L5">
      <style:text-properties officeooo:rsid="0084f69c" officeooo:paragraph-rsid="0084f69c"/>
    </style:style>
    <style:style style:name="P72" style:family="paragraph" style:parent-style-name="Standard" style:list-style-name="L5">
      <style:text-properties officeooo:rsid="00866b3b" officeooo:paragraph-rsid="00866b3b"/>
    </style:style>
    <style:style style:name="P73" style:family="paragraph" style:parent-style-name="Standard" style:list-style-name="L5">
      <style:text-properties officeooo:rsid="00877dc9" officeooo:paragraph-rsid="00877dc9"/>
    </style:style>
    <style:style style:name="P74" style:family="paragraph" style:parent-style-name="Standard" style:list-style-name="L5">
      <style:text-properties officeooo:rsid="008ceda3" officeooo:paragraph-rsid="008ceda3"/>
    </style:style>
    <style:style style:name="P75" style:family="paragraph" style:parent-style-name="Standard" style:list-style-name="L5">
      <style:text-properties officeooo:rsid="008dce07" officeooo:paragraph-rsid="008dce07"/>
    </style:style>
    <style:style style:name="P76" style:family="paragraph" style:parent-style-name="Standard" style:list-style-name="L6">
      <style:text-properties fo:font-size="12pt" style:text-underline-style="none" fo:font-weight="normal" officeooo:rsid="0038b7ff" officeooo:paragraph-rsid="0038b7ff" style:font-size-asian="10.5pt" style:font-weight-asian="normal" style:font-size-complex="12pt" style:font-weight-complex="normal"/>
    </style:style>
    <style:style style:name="P77" style:family="paragraph" style:parent-style-name="Standard" style:list-style-name="L6">
      <style:text-properties fo:font-size="12pt" style:text-underline-style="none" fo:font-weight="normal" officeooo:rsid="002ec3b1" officeooo:paragraph-rsid="002ec3b1" style:font-size-asian="10.5pt" style:font-weight-asian="normal" style:font-size-complex="12pt" style:font-weight-complex="normal"/>
    </style:style>
    <style:style style:name="P78" style:family="paragraph" style:parent-style-name="Standard" style:list-style-name="L6">
      <style:text-properties fo:font-size="12pt" style:text-underline-style="none" fo:font-weight="normal" officeooo:rsid="003b0172" officeooo:paragraph-rsid="003b0172" style:font-size-asian="10.5pt" style:font-weight-asian="normal" style:font-size-complex="12pt" style:font-weight-complex="normal"/>
    </style:style>
    <style:style style:name="P79" style:family="paragraph" style:parent-style-name="Standard" style:list-style-name="L6">
      <style:text-properties fo:font-size="12pt" style:text-underline-style="none" fo:font-weight="normal" officeooo:rsid="003b059b" officeooo:paragraph-rsid="003b059b" style:font-size-asian="10.5pt" style:font-weight-asian="normal" style:font-size-complex="12pt" style:font-weight-complex="normal"/>
    </style:style>
    <style:style style:name="P80" style:family="paragraph" style:parent-style-name="Standard" style:list-style-name="L6">
      <style:text-properties fo:font-size="12pt" style:text-underline-style="none" fo:font-weight="normal" officeooo:rsid="003b352b" officeooo:paragraph-rsid="003b352b" style:font-size-asian="10.5pt" style:font-weight-asian="normal" style:font-size-complex="12pt" style:font-weight-complex="normal"/>
    </style:style>
    <style:style style:name="P81" style:family="paragraph" style:parent-style-name="Standard" style:list-style-name="L6">
      <style:text-properties fo:font-size="12pt" style:text-underline-style="none" fo:font-weight="normal" officeooo:rsid="0038fd9b" officeooo:paragraph-rsid="0038fd9b" style:font-size-asian="10.5pt" style:font-weight-asian="normal" style:font-size-complex="12pt" style:font-weight-complex="normal"/>
    </style:style>
    <style:style style:name="P82" style:family="paragraph" style:parent-style-name="Standard" style:list-style-name="L6">
      <style:text-properties fo:font-size="12pt" style:text-underline-style="none" fo:font-weight="normal" officeooo:rsid="003a1fdb" officeooo:paragraph-rsid="003a1fdb" style:font-size-asian="10.5pt" style:font-weight-asian="normal" style:font-size-complex="12pt" style:font-weight-complex="normal"/>
    </style:style>
    <style:style style:name="P83" style:family="paragraph" style:parent-style-name="Standard" style:list-style-name="L6">
      <style:text-properties fo:font-size="12pt" style:text-underline-style="none" fo:font-weight="normal" officeooo:rsid="00408d2f" officeooo:paragraph-rsid="00408d2f" style:font-size-asian="10.5pt" style:font-weight-asian="normal" style:font-size-complex="12pt" style:font-weight-complex="normal"/>
    </style:style>
    <style:style style:name="P84" style:family="paragraph" style:parent-style-name="Standard" style:list-style-name="L6">
      <style:text-properties fo:font-size="12pt" style:text-underline-style="none" fo:font-weight="normal" officeooo:rsid="003cf48e" officeooo:paragraph-rsid="003cf48e" style:font-size-asian="10.5pt" style:font-weight-asian="normal" style:font-size-complex="12pt" style:font-weight-complex="normal"/>
    </style:style>
    <style:style style:name="P85" style:family="paragraph" style:parent-style-name="Standard" style:list-style-name="L6">
      <style:text-properties fo:font-size="12pt" style:text-underline-style="none" fo:font-weight="normal" officeooo:rsid="003cf48e" officeooo:paragraph-rsid="003d25c7" style:font-size-asian="10.5pt" style:font-weight-asian="normal" style:font-size-complex="12pt" style:font-weight-complex="normal"/>
    </style:style>
    <style:style style:name="P86" style:family="paragraph" style:parent-style-name="Standard" style:list-style-name="L6">
      <style:text-properties fo:font-size="12pt" style:text-underline-style="none" fo:font-weight="normal" officeooo:rsid="003d4cfb" officeooo:paragraph-rsid="003d4cfb" style:font-size-asian="10.5pt" style:font-weight-asian="normal" style:font-size-complex="12pt" style:font-weight-complex="normal"/>
    </style:style>
    <style:style style:name="P87" style:family="paragraph" style:parent-style-name="Standard" style:list-style-name="L6">
      <style:text-properties fo:font-size="12pt" style:text-underline-style="none" fo:font-weight="normal" officeooo:rsid="004b9211" officeooo:paragraph-rsid="004b9211" style:font-size-asian="10.5pt" style:font-weight-asian="normal" style:font-size-complex="12pt" style:font-weight-complex="normal"/>
    </style:style>
    <style:style style:name="P88" style:family="paragraph" style:parent-style-name="Standard" style:list-style-name="L6">
      <style:text-properties fo:font-size="12pt" style:text-underline-style="none" fo:font-weight="normal" officeooo:rsid="003d25c7" officeooo:paragraph-rsid="003d25c7" style:font-size-asian="10.5pt" style:font-weight-asian="normal" style:font-size-complex="12pt" style:font-weight-complex="normal"/>
    </style:style>
    <style:style style:name="P89" style:family="paragraph" style:parent-style-name="Standard" style:list-style-name="L6">
      <style:text-properties fo:font-size="12pt" style:text-underline-style="none" fo:font-weight="normal" officeooo:rsid="00420afe" officeooo:paragraph-rsid="00420afe" style:font-size-asian="10.5pt" style:font-weight-asian="normal" style:font-size-complex="12pt" style:font-weight-complex="normal"/>
    </style:style>
    <style:style style:name="P90" style:family="paragraph" style:parent-style-name="Standard" style:list-style-name="L6">
      <style:text-properties fo:font-size="12pt" style:text-underline-style="none" fo:font-weight="normal" officeooo:rsid="004ece4a" officeooo:paragraph-rsid="004ece4a" style:font-size-asian="10.5pt" style:font-weight-asian="normal" style:font-size-complex="12pt" style:font-weight-complex="normal"/>
    </style:style>
    <style:style style:name="P91" style:family="paragraph" style:parent-style-name="Standard" style:list-style-name="L6">
      <style:text-properties fo:font-size="12pt" style:text-underline-style="none" fo:font-weight="normal" officeooo:rsid="0042bb1c" officeooo:paragraph-rsid="0042bb1c" style:font-size-asian="10.5pt" style:font-weight-asian="normal" style:font-size-complex="12pt" style:font-weight-complex="normal"/>
    </style:style>
    <style:style style:name="P92" style:family="paragraph" style:parent-style-name="Standard" style:list-style-name="L6">
      <style:text-properties fo:font-size="12pt" style:text-underline-style="none" fo:font-weight="normal" officeooo:rsid="004557a9" officeooo:paragraph-rsid="004738d8" style:font-size-asian="10.5pt" style:font-weight-asian="normal" style:font-size-complex="12pt" style:font-weight-complex="normal"/>
    </style:style>
    <style:style style:name="P93" style:family="paragraph" style:parent-style-name="Standard" style:list-style-name="L6">
      <style:text-properties fo:font-size="12pt" style:text-underline-style="none" fo:font-weight="normal" officeooo:rsid="005298c3" officeooo:paragraph-rsid="005298c3" style:font-size-asian="10.5pt" style:font-weight-asian="normal" style:font-size-complex="12pt" style:font-weight-complex="normal"/>
    </style:style>
    <style:style style:name="P94" style:family="paragraph" style:parent-style-name="Standard" style:list-style-name="L6">
      <style:text-properties fo:font-size="12pt" style:text-underline-style="none" fo:font-weight="normal" officeooo:rsid="0048b793" officeooo:paragraph-rsid="0048b793" style:font-size-asian="10.5pt" style:font-weight-asian="normal" style:font-size-complex="12pt" style:font-weight-complex="normal"/>
    </style:style>
    <style:style style:name="P95" style:family="paragraph" style:parent-style-name="Standard" style:list-style-name="L6">
      <style:text-properties fo:font-size="12pt" style:text-underline-style="none" fo:font-weight="normal" officeooo:rsid="004db027" officeooo:paragraph-rsid="004db027" style:font-size-asian="10.5pt" style:font-weight-asian="normal" style:font-size-complex="12pt" style:font-weight-complex="normal"/>
    </style:style>
    <style:style style:name="P96" style:family="paragraph" style:parent-style-name="Standard" style:list-style-name="L6">
      <style:text-properties fo:font-size="12pt" style:text-underline-style="none" fo:font-weight="normal" officeooo:rsid="005354fd" officeooo:paragraph-rsid="005354fd" style:font-size-asian="10.5pt" style:font-weight-asian="normal" style:font-size-complex="12pt" style:font-weight-complex="normal"/>
    </style:style>
    <style:style style:name="P97" style:family="paragraph" style:parent-style-name="Standard" style:list-style-name="L6">
      <style:text-properties fo:font-size="12pt" style:text-underline-style="none" fo:font-weight="normal" officeooo:rsid="004fe7e1" officeooo:paragraph-rsid="004fe7e1" style:font-size-asian="10.5pt" style:font-weight-asian="normal" style:font-size-complex="12pt" style:font-weight-complex="normal"/>
    </style:style>
    <style:style style:name="P98" style:family="paragraph" style:parent-style-name="Standard" style:list-style-name="L6">
      <style:text-properties fo:font-size="12pt" style:text-underline-style="none" fo:font-weight="normal" officeooo:rsid="008e116c" officeooo:paragraph-rsid="008e116c" style:font-size-asian="10.5pt" style:font-weight-asian="normal" style:font-size-complex="12pt" style:font-weight-complex="normal"/>
    </style:style>
    <style:style style:name="P99" style:family="paragraph" style:parent-style-name="Standard" style:list-style-name="L6">
      <style:text-properties fo:font-size="12pt" style:text-underline-style="none" fo:font-weight="normal" officeooo:rsid="008ff2fc" officeooo:paragraph-rsid="008ff2fc" style:font-size-asian="10.5pt" style:font-weight-asian="normal" style:font-size-complex="12pt" style:font-weight-complex="normal"/>
    </style:style>
    <style:style style:name="P100" style:family="paragraph" style:parent-style-name="Standard" style:list-style-name="L6">
      <style:text-properties fo:font-size="12pt" style:text-underline-style="none" fo:font-weight="normal" officeooo:rsid="0091939f" officeooo:paragraph-rsid="0091939f" style:font-size-asian="10.5pt" style:font-weight-asian="normal" style:font-size-complex="12pt" style:font-weight-complex="normal"/>
    </style:style>
    <style:style style:name="P101" style:family="paragraph" style:parent-style-name="Standard" style:list-style-name="L6">
      <style:text-properties fo:font-size="12pt" style:text-underline-style="none" fo:font-weight="normal" officeooo:rsid="009433f9" officeooo:paragraph-rsid="009433f9" style:font-size-asian="10.5pt" style:font-weight-asian="normal" style:font-size-complex="12pt" style:font-weight-complex="normal"/>
    </style:style>
    <style:style style:name="P102" style:family="paragraph" style:parent-style-name="Standard">
      <style:text-properties officeooo:rsid="012ed600" officeooo:paragraph-rsid="012ed600"/>
    </style:style>
    <style:style style:name="P103" style:family="paragraph" style:parent-style-name="Standard" style:list-style-name="L7">
      <style:text-properties officeooo:rsid="012ed600" officeooo:paragraph-rsid="012ed600"/>
    </style:style>
    <style:style style:name="P104" style:family="paragraph" style:parent-style-name="Standard" style:list-style-name="L7">
      <style:text-properties officeooo:rsid="012ef807" officeooo:paragraph-rsid="012ef807"/>
    </style:style>
    <style:style style:name="P105" style:family="paragraph" style:parent-style-name="Standard">
      <style:text-properties officeooo:rsid="012ef807" officeooo:paragraph-rsid="012ef807"/>
    </style:style>
    <style:style style:name="P106" style:family="paragraph" style:parent-style-name="Standard">
      <style:text-properties officeooo:rsid="013192e7" officeooo:paragraph-rsid="013192e7"/>
    </style:style>
    <style:style style:name="T1" style:family="text">
      <style:text-properties officeooo:rsid="0015a0b5"/>
    </style:style>
    <style:style style:name="T2" style:family="text">
      <style:text-properties officeooo:rsid="00186b78"/>
    </style:style>
    <style:style style:name="T3" style:family="text">
      <style:text-properties officeooo:rsid="00191702"/>
    </style:style>
    <style:style style:name="T4" style:family="text">
      <style:text-properties fo:font-weight="normal" style:font-weight-asian="normal" style:font-weight-complex="normal"/>
    </style:style>
    <style:style style:name="T5" style:family="text">
      <style:text-properties fo:font-weight="normal" officeooo:rsid="00201339" style:font-weight-asian="normal" style:font-weight-complex="normal"/>
    </style:style>
    <style:style style:name="T6" style:family="text">
      <style:text-properties fo:font-weight="normal" officeooo:rsid="001cbe5b" style:font-weight-asian="normal" style:font-weight-complex="normal"/>
    </style:style>
    <style:style style:name="T7" style:family="text">
      <style:text-properties fo:font-weight="normal" officeooo:rsid="0025fd30" style:font-weight-asian="normal" style:font-weight-complex="normal"/>
    </style:style>
    <style:style style:name="T8" style:family="text">
      <style:text-properties fo:font-weight="normal" officeooo:rsid="0028e932" style:font-weight-asian="normal" style:font-weight-complex="normal"/>
    </style:style>
    <style:style style:name="T9" style:family="text">
      <style:text-properties fo:font-weight="normal" officeooo:rsid="002c7865" style:font-weight-asian="normal" style:font-weight-complex="normal"/>
    </style:style>
    <style:style style:name="T10" style:family="text">
      <style:text-properties fo:font-weight="normal" officeooo:rsid="002e2e30" style:font-weight-asian="normal" style:font-weight-complex="normal"/>
    </style:style>
    <style:style style:name="T11" style:family="text">
      <style:text-properties fo:font-weight="normal" officeooo:rsid="002eb94f" style:font-weight-asian="normal" style:font-weight-complex="normal"/>
    </style:style>
    <style:style style:name="T12" style:family="text">
      <style:text-properties officeooo:rsid="00323fad"/>
    </style:style>
    <style:style style:name="T13" style:family="text">
      <style:text-properties officeooo:rsid="00341ba4"/>
    </style:style>
    <style:style style:name="T14" style:family="text">
      <style:text-properties officeooo:rsid="0038b7ff"/>
    </style:style>
    <style:style style:name="T15" style:family="text">
      <style:text-properties officeooo:rsid="003d4cfb"/>
    </style:style>
    <style:style style:name="T16" style:family="text">
      <style:text-properties officeooo:rsid="00408d2f"/>
    </style:style>
    <style:style style:name="T17" style:family="text">
      <style:text-properties officeooo:rsid="00441ef0"/>
    </style:style>
    <style:style style:name="T18" style:family="text">
      <style:text-properties officeooo:rsid="00461936"/>
    </style:style>
    <style:style style:name="T19" style:family="text">
      <style:text-properties officeooo:rsid="004a9b72"/>
    </style:style>
    <style:style style:name="T20" style:family="text">
      <style:text-properties officeooo:rsid="004a9c57"/>
    </style:style>
    <style:style style:name="T21" style:family="text">
      <style:text-properties officeooo:rsid="004db027"/>
    </style:style>
    <style:style style:name="T22" style:family="text">
      <style:text-properties officeooo:rsid="004fe7e1"/>
    </style:style>
    <style:style style:name="T23" style:family="text">
      <style:text-properties officeooo:rsid="00511550"/>
    </style:style>
    <style:style style:name="T24" style:family="text">
      <style:text-properties officeooo:rsid="0051c2f2"/>
    </style:style>
    <style:style style:name="T25" style:family="text">
      <style:text-properties officeooo:rsid="005cd5e2"/>
    </style:style>
    <style:style style:name="T26" style:family="text">
      <style:text-properties officeooo:rsid="006024c1"/>
    </style:style>
    <style:style style:name="T27" style:family="text">
      <style:text-properties style:text-line-through-style="solid" style:text-line-through-type="single"/>
    </style:style>
    <style:style style:name="T28" style:family="text">
      <style:text-properties officeooo:rsid="00621ec7"/>
    </style:style>
    <style:style style:name="T29" style:family="text">
      <style:text-properties officeooo:rsid="00743175"/>
    </style:style>
    <style:style style:name="T30" style:family="text">
      <style:text-properties officeooo:rsid="00754960"/>
    </style:style>
    <style:style style:name="T31" style:family="text">
      <style:text-properties officeooo:rsid="0076fe94"/>
    </style:style>
    <style:style style:name="T32" style:family="text">
      <style:text-properties officeooo:rsid="0081b3f2"/>
    </style:style>
    <style:style style:name="T33" style:family="text">
      <style:text-properties officeooo:rsid="0082ffa8"/>
    </style:style>
    <style:style style:name="T34" style:family="text">
      <style:text-properties officeooo:rsid="0094c50a"/>
    </style:style>
    <style:style style:name="T35" style:family="text">
      <style:text-properties officeooo:rsid="00974325"/>
    </style:style>
    <style:style style:name="T36" style:family="text">
      <style:text-properties officeooo:rsid="00985b4b"/>
    </style:style>
    <style:style style:name="T37" style:family="text">
      <style:text-properties officeooo:rsid="009a95fe"/>
    </style:style>
    <style:style style:name="T38" style:family="text">
      <style:text-properties officeooo:rsid="009c8315"/>
    </style:style>
    <style:style style:name="T39" style:family="text">
      <style:text-properties officeooo:rsid="009e2a02"/>
    </style:style>
    <style:style style:name="T40" style:family="text">
      <style:text-properties officeooo:rsid="00a1fd2a"/>
    </style:style>
    <style:style style:name="T41" style:family="text">
      <style:text-properties officeooo:rsid="00a20865"/>
    </style:style>
    <style:style style:name="T42" style:family="text">
      <style:text-properties officeooo:rsid="00a63998"/>
    </style:style>
    <style:style style:name="T43" style:family="text">
      <style:text-properties officeooo:rsid="012d194e"/>
    </style:style>
    <style:style style:name="T44" style:family="text">
      <style:text-properties officeooo:rsid="01306a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his artiq environment:</text:p>
      <text:p text:style-name="P1"/>
      <text:p text:style-name="P1">Enabled python packages:</text:p>
      <text:list xml:id="list1728664716" text:style-name="L1">
        <text:list-item>
          <text:p text:style-name="P17">Numpy</text:p>
        </text:list-item>
        <text:list-item>
          <text:p text:style-name="P17">Matplotlib</text:p>
        </text:list-item>
        <text:list-item>
          <text:p text:style-name="P19">Scipy</text:p>
        </text:list-item>
        <text:list-item>
          <text:p text:style-name="P19">Pandas</text:p>
        </text:list-item>
      </text:list>
      <text:p text:style-name="P3">Enabled other packages:</text:p>
      <text:list xml:id="list1919374079" text:style-name="L2">
        <text:list-item>
          <text:p text:style-name="P20">Dax</text:p>
        </text:list-item>
      </text:list>
      <text:p text:style-name="P1">Broken packages:</text:p>
      <text:list xml:id="list3720760492" text:style-name="L3">
        <text:list-item>
          <text:p text:style-name="P18">Julia</text:p>
        </text:list-item>
      </text:list>
      <text:p text:style-name="P1"/>
      <text:p text:style-name="P6">We have the base model kasli</text:p>
      <text:p text:style-name="P1"/>
      <text:p text:style-name="P2">Instructions <text:span text:style-name="T2">derived from the dax-example library</text:span>:</text:p>
      <text:list xml:id="list678907201" text:style-name="L4">
        <text:list-item>
          <text:p text:style-name="P21">‘nix shell’ starts the environment <text:span text:style-name="T12">using</text:span><text:span text:style-name="T1"> a flake.nix startup file </text:span><text:span text:style-name="T12">either in your current directory or one of it’s parent directories if there is no .nix file in your current directory. </text:span><text:s/>This is fast if there have been no changes to the environment parameters and slow otherwise.</text:p>
        </text:list-item>
        <text:list-item>
          <text:p text:style-name="P22">‘<text:span text:style-name="T1">nix-shell’ starts the environment with dax from a shell.nix </text:span><text:span text:style-name="T12">or default.nix </text:span><text:span text:style-name="T1">startup file, </text:span><text:span text:style-name="T12">or whatever file you specify. </text:span></text:p>
        </text:list-item>
        <text:list-item>
          <text:p text:style-name="P22"><text:span text:style-name="T12">The formatting for the .nix file on these two commands is different than the formatting on nix shell.</text:span><text:span text:style-name="T1"> </text:span><text:span text:style-name="T12">It’s related to how the brackets are set up but I don’t have any clear answer on this yet. nix-shell changes the flag on the command line while nix shell does not.</text:span></text:p>
        </text:list-item>
        <text:list-item>
          <text:p text:style-name="P21">‘CTRL-D’ exits the environment <text:span text:style-name="T1">in either case</text:span>.</text:p>
        </text:list-item>
        <text:list-item>
          <text:p text:style-name="P23">device_db.py contains definitions for all the devices that artiq interfaces with. It also enables dax simulation mode if you want to demo this not on the machine.</text:p>
        </text:list-item>
        <text:list-item>
          <text:p text:style-name="P24">dataset_db.pyon contains .json style information about the trap. <text:span text:style-name="T3">This is created by one of the other things.</text:span></text:p>
        </text:list-item>
        <text:list-item>
          <text:p text:style-name="P24">environment.yml contains text readable dependency information about the instance. <text:span text:style-name="T3">This was created before ‘nix-shell’ was run.</text:span></text:p>
        </text:list-item>
        <text:list-item>
          <text:p text:style-name="P25">last_rid.pyon contains the last RID that was used by an experiment</text:p>
        </text:list-item>
        <text:list-item>
          <text:p text:style-name="P25">LICENSE contains the DAX license information (falls under the Apache license)</text:p>
        </text:list-item>
        <text:list-item>
          <text:p text:style-name="P26">README.md contains an explanation for how to run the example or its unit tests (unit test before ‘artiq-session’ runs). We use the nix instructions.</text:p>
        </text:list-item>
        <text:list-item>
          <text:p text:style-name="P27">setup.cfg holds configuration information about the simulated ttl counters and how pytest and flake8 run. This is maybe only important for simulated experiments</text:p>
        </text:list-item>
        <text:list-item>
          <text:p text:style-name="P27">shell.nix tells the compiler where to find all the modules and which ones to use</text:p>
        </text:list-item>
        <text:list-item>
          <text:p text:style-name="P27">waves.gtkw contains information about how gtkwave (the simulated experiment window) points to different experimental components.</text:p>
        </text:list-item>
        <text:list-item>
          <text:p text:style-name="P28">dataset_db.pyon contains information about the trap and detection modules and was created by running the trap and detection modules in artiq_<text:span text:style-name="T25">session. I believe it stores initialized information</text:span></text:p>
        </text:list-item>
        <text:list-item>
          <text:p text:style-name="P29">test<text:span text:style-name="T4"> is a directory containing the unit tests and setup</text:span></text:p>
          <text:list>
            <text:list-item>
              <text:p text:style-name="P29"><text:span text:style-name="T4">__</text:span><text:span text:style-name="T5">init__.py is fully just an empty file</text:span></text:p>
            </text:list-item>
            <text:list-item>
              <text:p text:style-name="P38">system_test.py defines the system test cases</text:p>
            </text:list-item>
            <text:list-item>
              <text:p text:style-name="P30">modules <text:s/><text:span text:style-name="T4">has an empty </text:span><text:span text:style-name="T6">__</text:span><text:span text:style-name="T4">init__.py as well as detection_test.py and trap_test.py which set up their respective test cases</text:span></text:p>
            </text:list-item>
            <text:list-item>
              <text:p text:style-name="P30"><text:soft-page-break/>services<text:span text:style-name="T4"> has an empty </text:span><text:span text:style-name="T6">__</text:span><text:span text:style-name="T4">init__.py as well as ion_load_test.py with sets up the ion load test case</text:span></text:p>
            </text:list-item>
          </text:list>
        </text:list-item>
        <text:list-item>
          <text:p text:style-name="P31">repository <text:span text:style-name="T4">has all the experiments and comments on them according to the README.md</text:span></text:p>
          <text:list>
            <text:list-item>
              <text:p text:style-name="P39">benchmarks/system.py is an example for how dax clients and systems connect</text:p>
            </text:list-item>
            <text:list-item>
              <text:p text:style-name="P32"><text:span text:style-name="T4">modules/detection.py is an example for how to use the detection module. </text:span><text:span text:style-name="T7">It’s still unclear to me why the program outputs lists of two numbers for counts and not a single number. Perhaps this has something to do with our specific simulated system?</text:span></text:p>
            </text:list-item>
            <text:list-item>
              <text:p text:style-name="P33"><text:span text:style-name="T7">m</text:span><text:span text:style-name="T4">odules/trap.py is the example for the trap module. It also calls this </text:span>super<text:span text:style-name="T4"> function with it’s own name and build. Perhaps </text:span>super<text:span text:style-name="T4"> is some sort of call to instantiate the code with the </text:span><text:span text:style-name="T8">main dax runtime.</text:span></text:p>
            </text:list-item>
            <text:list-item>
              <text:p text:style-name="P34"><text:span text:style-name="T8">p</text:span><text:span text:style-name="T4">rogram/program.py is the class for instantiating programs</text:span></text:p>
            </text:list-item>
            <text:list-item>
              <text:p text:style-name="P35"><text:span text:style-name="T4">scan/detection_scan.py is the blueprint for conducting a scan. </text:span><text:span text:style-name="T9">This one works well through the Artiq dashboard right now though you may need to right click on the applets window and change the global CCB policy to enable and disable applets. </text:span><text:span text:style-name="T10">It is unclear from this file what each of the 4 quantum states are or how long the cooling pulse is applied </text:span><text:span text:style-name="T11">or even what exactly we’re counting. I suspect the count is number of ions trapped and quantum state.</text:span></text:p>
            </text:list-item>
          </text:list>
        </text:list-item>
        <text:list-item>
          <text:p text:style-name="P36">programs<text:span text:style-name="T4"> has example gate level quantum programs. These are currently broken in the example execution</text:span></text:p>
        </text:list-item>
        <text:list-item>
          <text:p text:style-name="P40">It seems like the dax system builds modules and services with functions and parts, then builds identically named programs with the kernel run main function that use super when building</text:p>
        </text:list-item>
        <text:list-item>
          <text:p text:style-name="P37">dax_example<text:span text:style-name="T4"> contains the base class for all experiments and all the info about it?</text:span></text:p>
          <text:list>
            <text:list-item>
              <text:p text:style-name="P41">system.py is the dax example system build</text:p>
            </text:list-item>
          </text:list>
        </text:list-item>
        <text:list-item>
          <text:p text:style-name="P43">from dax.experiment import * imports everything mentioned in <text:a xlink:type="simple" xlink:href="https://gitlab.com/duke-artiq/dax/-/blob/master/dax/experiment.py" text:style-name="Internet_20_link" text:visited-style-name="Visited_20_Internet_20_Link">https://gitlab.com/duke-artiq/dax/-/blob/master/dax/experiment.py</text:a> which imports some exceptions, the artiq experiment, and everything mentioned in <text:a xlink:type="simple" xlink:href="https://gitlab.com/duke-artiq/dax/-/blob/master/dax/base/system.py" text:style-name="Internet_20_link" text:visited-style-name="Visited_20_Internet_20_Link">https://gitlab.com/duke-artiq/dax/-/blob/master/dax/base/system.py</text:a> including all the dax base classes</text:p>
          <text:list>
            <text:list-item>
              <text:p text:style-name="P44">for example, DetectionModule (in the dax_example) inherits from DaxModule and DetectionInterface, this means when it is built, you will get an error if the name is not a string or previously existed, it also means (from DetectionInterface) it has some built in abstract methods. Frankly the whole thing is so subdivided that it’s hard to see where methods come from</text:p>
            </text:list-item>
          </text:list>
        </text:list-item>
        <text:list-item>
          <text:p text:style-name="P44">asdf</text:p>
        </text:list-item>
      </text:list>
      <text:p text:style-name="P42"><text:tab/><text:tab/></text:p>
      <text:p text:style-name="P102">DAX Class Hierarchy:</text:p>
      <text:list xml:id="list583647530" text:style-name="L7">
        <text:list-item>
          <text:p text:style-name="P104">DaxNameRegistry [<text:a xlink:type="simple" xlink:href="https://gitlab.com/duke-artiq/dax/-/blob/master/dax/base/system.py" text:style-name="Internet_20_link" text:visited-style-name="Visited_20_Internet_20_Link">https://gitlab.com/duke-artiq/dax/-/blob/master/dax/base/system.py</text:a>] is a class for storing unique names associated with the modules and services, it can obtain info about the device_db and add/find/search/retrieve modules or devices or services or interfaces </text:p>
        </text:list-item>
        <text:list-item>
          <text:p text:style-name="P104">DaxDataStore [<text:a xlink:type="simple" xlink:href="https://gitlab.com/duke-artiq/dax/-/blob/master/dax/base/system.py" text:style-name="Internet_20_link" text:visited-style-name="Visited_20_Internet_20_Link">https://gitlab.com/duke-artiq/dax/-/blob/master/dax/base/system.py</text:a>] is a class for long-term archiving time series data and has methods for manipulating that datasets<text:tab/></text:p>
          <text:list>
            <text:list-item>
              <text:p text:style-name="P104">DaxDataStoreInfluxDb [<text:a xlink:type="simple" xlink:href="https://gitlab.com/duke-artiq/dax/-/blob/master/dax/base/system.py" text:style-name="Internet_20_link" text:visited-style-name="Visited_20_Internet_20_Link">https://gitlab.com/duke-artiq/dax/-/blob/master/dax/base/system.py</text:a>] <text:span text:style-name="T44">adds functionality for using Influx databases [</text:span><text:a xlink:type="simple" xlink:href="https://www.influxdata.com/influxcloud-trial/?utm_source=google&amp;utm_medium=cpc&amp;utm_campaign=2020-09-03_Cloud_Traffic_Brand-InfluxDB_NA&amp;utm_term=influx%20database&amp;gclid=CjwKCAjw_MqgBhAGEiwAnYOAekycZ8p7QRWy6a4hG7alcGzCcrYZ6raPKGStcIDb3WxghNxzm7QZhxoCf3UQAvD_BwE" text:style-name="Internet_20_link" text:visited-style-name="Visited_20_Internet_20_Link"><text:span text:style-name="T44">https://www.influxdata.com/influxcloud-trial/?utm_source=google&amp;utm_medium=cpc&amp;utm_campaign=2020-09-03_Cloud_Traffic_Brand-InfluxDB_NA&amp;utm_term=influx%20database&amp;gclid=CjwKCAjw_MqgBhAGEiwAnYOAekycZ8p7QRWy6a4hG7alcGzCc</text:span></text:a><text:soft-page-break/><text:a xlink:type="simple" xlink:href="https://www.influxdata.com/influxcloud-trial/?utm_source=google&amp;utm_medium=cpc&amp;utm_campaign=2020-09-03_Cloud_Traffic_Brand-InfluxDB_NA&amp;utm_term=influx%20database&amp;gclid=CjwKCAjw_MqgBhAGEiwAnYOAekycZ8p7QRWy6a4hG7alcGzCcrYZ6raPKGStcIDb3WxghNxzm7QZhxoCf3UQAvD_BwE" text:style-name="Internet_20_link" text:visited-style-name="Visited_20_Internet_20_Link"><text:span text:style-name="T44">rYZ6raPKGStcIDb3WxghNxzm7QZhxoCf3UQAvD_BwE</text:span></text:a><text:span text:style-name="T44">] which are a cloud based database</text:span></text:p>
            </text:list-item>
          </text:list>
        </text:list-item>
        <text:list-item>
          <text:p text:style-name="P103">DAXBase [<text:a xlink:type="simple" xlink:href="https://gitlab.com/duke-artiq/dax/-/blob/master/dax/base/system.py" text:style-name="Internet_20_link" text:visited-style-name="Visited_20_Internet_20_Link">https://gitlab.com/duke-artiq/dax/-/blob/master/dax/base/system.py</text:a>] provides more information when builds fail and enables updating kernel invariants</text:p>
          <text:list>
            <text:list-item>
              <text:p text:style-name="P103">DaxHasKey [<text:a xlink:type="simple" xlink:href="https://gitlab.com/duke-artiq/dax/-/blob/master/dax/base/system.py" text:style-name="Internet_20_link" text:visited-style-name="Visited_20_Internet_20_Link">https://gitlab.com/duke-artiq/dax/-/blob/master/dax/base/system.py</text:a>] adds functionality to a class involving retrieving the system_key or keys for that object</text:p>
              <text:list>
                <text:list-item>
                  <text:p text:style-name="P103">DaxHasSystem[<text:a xlink:type="simple" xlink:href="https://gitlab.com/duke-artiq/dax/-/blob/master/dax/base/system.py" text:style-name="Internet_20_link" text:visited-style-name="Visited_20_Internet_20_Link">https://gitlab.com/duke-artiq/dax/-/blob/master/dax/base/system.py</text:a>] adds functionality regarding device drivers</text:p>
                  <text:list>
                    <text:list-item>
                      <text:p text:style-name="P104">DaxModuleBase [<text:a xlink:type="simple" xlink:href="https://gitlab.com/duke-artiq/dax/-/blob/master/dax/base/system.py" text:style-name="Internet_20_link" text:visited-style-name="Visited_20_Internet_20_Link">https://gitlab.com/duke-artiq/dax/-/blob/master/dax/base/system.py</text:a>] provides functionality for adding the module to the registry and literally only that.</text:p>
                      <text:list>
                        <text:list-item>
                          <text:p text:style-name="P104">DaxModule [<text:a xlink:type="simple" xlink:href="https://gitlab.com/duke-artiq/dax/-/blob/master/dax/base/system.py" text:style-name="Internet_20_link" text:visited-style-name="Visited_20_Internet_20_Link">https://gitlab.com/duke-artiq/dax/-/blob/master/dax/base/system.py</text:a>] raises errors if you’ve named your class that inherits this something that already exists</text:p>
                        </text:list-item>
                        <text:list-item>
                          <text:p text:style-name="P104">DaxSystem [<text:a xlink:type="simple" xlink:href="https://gitlab.com/duke-artiq/dax/-/blob/master/dax/base/system.py" text:style-name="Internet_20_link" text:visited-style-name="Visited_20_Internet_20_Link">https://gitlab.com/duke-artiq/dax/-/blob/master/dax/base/system.py</text:a>] adds some identifier attributes to the class/object that inherits it, namely whether the simulation mode is enabled, registry identifiers, and key values. It also adds associated functions to get that information and more detail on the build errors</text:p>
                        </text:list-item>
                        <text:list-item>
                          <text:p text:style-name="P104">DaxService [<text:a xlink:type="simple" xlink:href="https://gitlab.com/duke-artiq/dax/-/blob/master/dax/base/system.py" text:style-name="Internet_20_link" text:visited-style-name="Visited_20_Internet_20_Link">https://gitlab.com/duke-artiq/dax/-/blob/master/dax/base/system.py</text:a>] adds some build checks and registers the object as a service in the registry</text:p>
                        </text:list-item>
                        <text:list-item>
                          <text:p text:style-name="P104">DaxClient [<text:a xlink:type="simple" xlink:href="https://gitlab.com/duke-artiq/dax/-/blob/master/dax/base/system.py" text:style-name="Internet_20_link" text:visited-style-name="Visited_20_Internet_20_Link">https://gitlab.com/duke-artiq/dax/-/blob/master/dax/base/system.py</text:a>] is a template experiment class that I don’t understand, but the string makes it seem very important although it does not look like it does much of anything</text:p>
                        </text:list-item>
                      </text:list>
                    </text:list-item>
                  </text:list>
                </text:list-item>
              </text:list>
            </text:list-item>
          </text:list>
        </text:list-item>
      </text:list>
      <text:p text:style-name="P105"/>
      <text:p text:style-name="P106">Dax.sim is an independent subsystem that we absolutely should use as it lets us test the functionality of code without using the hardware. This allows us to sanity check any major code without the potential for damaging the hardware. We could monitor the voltage, current, power sent out by any component to make sure that it’s within reasonable bounds or ensure that no timing errors lead to the code breaking down during execution before proceeding.</text:p>
      <text:p text:style-name="P102"/>
      <text:p text:style-name="P8">Things learned from the Dax wiki [<text:a xlink:type="simple" xlink:href="https://gitlab.com/duke-artiq/dax/-/wikis/ARTIQ/Device-driver-bugs" text:style-name="Internet_20_link" text:visited-style-name="Visited_20_Internet_20_Link">https://gitlab.com/duke-artiq/dax/-/wikis/ARTIQ/Device-driver-bugs</text:a>]</text:p>
      <text:list xml:id="list1700661452" text:style-name="L5">
        <text:list-item>
          <text:p text:style-name="P45">The front and back panels of the artiq machine are insulating, the rest are grounded however the screws in the front panel are grounded to the rest of the chasis as well.</text:p>
        </text:list-item>
        <text:list-item>
          <text:p text:style-name="P45">Also not grounded, urukul 1.2SMA <text:span text:style-name="T28">[could be true of ours as well]</text:span></text:p>
        </text:list-item>
        <text:list-item>
          <text:p text:style-name="P46">earlier kaslis had phase issues with their clock outputs, but starting at 2.0 they don’t</text:p>
        </text:list-item>
        <text:list-item>
          <text:p text:style-name="P46">There are some issues with the fans on the Kasli 2.0s: <text:a xlink:type="simple" xlink:href="https://forum.m-labs.hk/d/498-new-hardware-connection-error" text:style-name="Internet_20_link" text:visited-style-name="Visited_20_Internet_20_Link">https://forum.m-labs.hk/d/498-new-hardware-connection-error</text:a> m-labs will replace them if there are issues</text:p>
        </text:list-item>
        <text:list-item>
          <text:p text:style-name="P47">DRTIO seems important only if the main kasli drives satellite kaslis that need to be timed and addressed correctly</text:p>
        </text:list-item>
        <text:list-item>
          <text:p text:style-name="P48">The Urukul’s experience cross-talk between the clock input and all four outputs for frequencies above 850MHz</text:p>
        </text:list-item>
        <text:list-item>
          <text:p text:style-name="P49">The Urukul’s can also generate harmonic noise if the device.db and gateware are out of sync? It also does this if the attenuation parameter is set above 20dB</text:p>
        </text:list-item>
        <text:list-item>
          <text:p text:style-name="P50">The Urukul attenuation settings are not normally initialized from the CPLD, using set_att() or set() overwrites all attenuation values on a single urukul device (ie. all four channels). The solution to this is that dax_init() searches fro CPLD devices and calls get_att_mu() for each to load the attenuation settings as detailed here <text:a xlink:type="simple" xlink:href="https://gitlab.com/duke-artiq/dax/-/blob/master/dax/modules/cpld_init.py" text:style-name="Internet_20_link" text:visited-style-name="Visited_20_Internet_20_Link">https://gitlab.com/duke-artiq/dax/-/blob/master/dax/modules/cpld_init.py</text:a> </text:p>
        </text:list-item>
        <text:list-item>
          <text:p text:style-name="P51"><text:soft-page-break/>If we ever try to have more than 64TTL devices on our system, we’ll get glitches with MonInj as it uses 6-bit addressing. This is solved following this <text:a xlink:type="simple" xlink:href="https://github.com/m-labs/artiq/pull/1729" text:style-name="Internet_20_link" text:visited-style-name="Visited_20_Internet_20_Link">https://github.com/m-labs/artiq/pull/1729</text:a> </text:p>
        </text:list-item>
        <text:list-item>
          <text:p text:style-name="P52">If a kernel function returns a value, it needs to be an Artiq type other than Tnone</text:p>
        </text:list-item>
        <text:list-item>
          <text:p text:style-name="P52">Tlist, Ttuple, and Tarray need stubs to be supported by type checkers</text:p>
        </text:list-item>
        <text:list-item>
          <text:p text:style-name="P52">Times in machine units have type TInt64</text:p>
        </text:list-item>
        <text:list-item>
          <text:p text:style-name="P52">All instantiations of a class need to use the same types for their variables. This can be avoided by creating a base class and then subclasses that inherit from it and each use different typings</text:p>
        </text:list-item>
        <text:list-item>
          <text:p text:style-name="P52">flake8-artiq is helpful for finding type errors</text:p>
        </text:list-item>
        <text:list-item>
          <text:p text:style-name="P53">TArray maps cleanly to numpy arrays, but Tlist does not</text:p>
        </text:list-item>
        <text:list-item>
          <text:p text:style-name="P54">The typings in TList, TTuple, or TArray need to also be artiq types</text:p>
        </text:list-item>
        <text:list-item>
          <text:p text:style-name="P55">python debuggers can’t access any kernel functions, so dax.sim is probably the best way to debug artiq functions</text:p>
        </text:list-item>
        <text:list-item>
          <text:p text:style-name="P56">The code in kernel functions is a subset of the Python 3.5 language and does not support:</text:p>
          <text:list>
            <text:list-item>
              <text:p text:style-name="P56">super()</text:p>
            </text:list-item>
            <text:list-item>
              <text:p text:style-name="P56">hashing types like dict()</text:p>
            </text:list-item>
            <text:list-item>
              <text:p text:style-name="P56">‘if’ clauses</text:p>
            </text:list-item>
            <text:list-item>
              <text:p text:style-name="P56">‘as’ conditionals combined with ‘with’</text:p>
            </text:list-item>
          </text:list>
        </text:list-item>
        <text:list-item>
          <text:p text:style-name="P56">but does support:</text:p>
          <text:list>
            <text:list-item>
              <text:p text:style-name="P56">‘with’ statements with no ‘as’</text:p>
            </text:list-item>
            <text:list-item>
              <text:p text:style-name="P56">range() and len()</text:p>
            </text:list-item>
            <text:list-item>
              <text:p text:style-name="P56">round(), abs(), min(), max()</text:p>
            </text:list-item>
            <text:list-item>
              <text:p text:style-name="P57">element-wise operations on TArray types</text:p>
            </text:list-item>
            <text:list-item>
              <text:p text:style-name="P57">assert statements</text:p>
            </text:list-item>
            <text:list-item>
              <text:p text:style-name="P57">numpy common math and trig functions</text:p>
            </text:list-item>
          </text:list>
        </text:list-item>
        <text:list-item>
          <text:p text:style-name="P58">it is apparently important to mark any variable or object that is kernel invariant</text:p>
        </text:list-item>
        <text:list-item>
          <text:p text:style-name="P59">to maximize performance, all variables that are kernel invariant should be marked accordingly. This doesn’t always improve performance, but it often does and it never worsens performance</text:p>
        </text:list-item>
        <text:list-item>
          <text:p text:style-name="P60">dynamic memory handling is limited as the artiq compiler allocates on stack as seen here <text:a xlink:type="simple" xlink:href="https://github.com/m-labs/artiq/issues/1298" text:style-name="Internet_20_link" text:visited-style-name="Visited_20_Internet_20_Link">https://github.com/m-labs/artiq/issues/1298</text:a> </text:p>
        </text:list-item>
        <text:list-item>
          <text:p text:style-name="P60">list and array typing is fixed at kernel runtime, size can be determined at runtime</text:p>
        </text:list-item>
        <text:list-item>
          <text:p text:style-name="P60">can iterate over lists with complex typing</text:p>
        </text:list-item>
        <text:list-item>
          <text:p text:style-name="P60">try, except, else, finally, and raise are all valid exception handling terms</text:p>
          <text:list>
            <text:list-item>
              <text:p text:style-name="P61">except cannot have multiple exception types</text:p>
            </text:list-item>
            <text:list-item>
              <text:p text:style-name="P61">timing still matters here, call wait_until_mu() between try and finally so that no underflow occurs</text:p>
            </text:list-item>
            <text:list-item>
              <text:p text:style-name="P61">artiq demands the exception class constructor follows the default</text:p>
            </text:list-item>
            <text:list-item>
              <text:p text:style-name="P61"><text:a xlink:type="simple" xlink:href="https://gitlab.com/duke-artiq/dax/-/wikis/ARTIQ/Python-subset-for-kernels" text:style-name="Internet_20_link" text:visited-style-name="Visited_20_Internet_20_Link">https://gitlab.com/duke-artiq/dax/-/wikis/ARTIQ/Python-subset-for-kernels</text:a> has some examples of kernel exception calls</text:p>
            </text:list-item>
          </text:list>
        </text:list-item>
        <text:list-item>
          <text:p text:style-name="P61">a<text:span text:style-name="T29">rtiq also supports context calls</text:span></text:p>
        </text:list-item>
        <text:list-item>
          <text:p text:style-name="P61">For minimal delays required for event serialization, use delay_mu(np.int64(self.core.ref_multiplier)) <text:span text:style-name="T30">[the coarse clock ticks every 8 machine units </text:span><text:span text:style-name="T34">on our kasli</text:span><text:span text:style-name="T30">]</text:span></text:p>
        </text:list-item>
        <text:list-item>
          <text:p text:style-name="P62">sequential calls to gate functions like TTLInOut need to have small delays between them else the gateware will make them <text:span text:style-name="T31">simultaneous</text:span></text:p>
        </text:list-item>
        <text:list-item>
          <text:p text:style-name="P63">parallel code may be slower than well-written sequential code</text:p>
        </text:list-item>
        <text:list-item>
          <text:p text:style-name="P63">converting machine units to floats and back is slow, so do kernel math in machine units</text:p>
        </text:list-item>
        <text:list-item>
          <text:p text:style-name="P64">fast to slow are int32, int64, float operations</text:p>
        </text:list-item>
        <text:list-item>
          <text:p text:style-name="P65"><text:soft-page-break/>the fast-math flag allows strong optimization at the cost of IEEE compliance [not sure what that means]</text:p>
        </text:list-item>
        <text:list-item>
          <text:p text:style-name="P66">performance can be improved by explicitly typing all integers np.int32 or np.int64 </text:p>
        </text:list-item>
        <text:list-item>
          <text:p text:style-name="P66">modifying variables through the ARTIQ dashboard does not change its type</text:p>
        </text:list-item>
        <text:list-item>
          <text:p text:style-name="P67">It’s faster to use nparrays than to use lists as nparrays are homogenous and don’t do any type inference, they also have static size which works well for mapping onto an FPGA</text:p>
        </text:list-item>
        <text:list-item>
          <text:p text:style-name="P68">there’s some information about kernel management that we should never need <text:span text:style-name="T32">in this section </text:span><text:a xlink:type="simple" xlink:href="https://gitlab.com/duke-artiq/dax/-/wikis/ARTIQ/Startup-and-idle-kernel" text:style-name="Internet_20_link" text:visited-style-name="Visited_20_Internet_20_Link"><text:span text:style-name="T32">https://gitlab.com/duke-artiq/dax/-/wikis/ARTIQ/Startup-and-idle-kernel</text:span></text:a><text:span text:style-name="T32"> </text:span></text:p>
        </text:list-item>
        <text:list-item>
          <text:p text:style-name="P69"><text:span text:style-name="T33">W</text:span>hen an experiment is in the run() phase, it cannot be force terminated. ‘Terminate instances’ from the Artiq dashboard just tells the experiment to process a termination request.</text:p>
        </text:list-item>
        <text:list-item>
          <text:p text:style-name="P70">Experiments can be paused using a virtual device named scheduler that is explained in the Artiq manual</text:p>
        </text:list-item>
        <text:list-item>
          <text:p text:style-name="P71">scheduler.check_pause() can be called from host or kernel to verify if there is a pause condition available for an experiment</text:p>
        </text:list-item>
        <text:list-item>
          <text:p text:style-name="P71">To pause the experiment we first need to close communications with the core device using core.comm.close() before we can call scheduler.pause() (can only be called from the host). If the experiment was requested to terminate, a pause condition will be available and when calling scheduler.pause() a TerminationRequested exception will be raised. This exception can be caught to end the experiment gracefully.</text:p>
        </text:list-item>
        <text:list-item>
          <text:p text:style-name="P72">They have an example for a soft terminating experiment here <text:a xlink:type="simple" xlink:href="https://gitlab.com/duke-artiq/dax/-/wikis/ARTIQ/Terminate-or-pause-experiments" text:style-name="Internet_20_link" text:visited-style-name="Visited_20_Internet_20_Link">https://gitlab.com/duke-artiq/dax/-/wikis/ARTIQ/Terminate-or-pause-experiments</text:a></text:p>
        </text:list-item>
        <text:list-item>
          <text:p text:style-name="P72">examples from dax.program are here <text:a xlink:type="simple" xlink:href="https://gitlab.com/duke-artiq/dax/-/wikis/DAX.program/Overview" text:style-name="Internet_20_link" text:visited-style-name="Visited_20_Internet_20_Link">https://gitlab.com/duke-artiq/dax/-/wikis/DAX.program/Overview</text:a> </text:p>
        </text:list-item>
        <text:list-item>
          <text:p text:style-name="P72">an example for using dax.scan to be found here <text:a xlink:type="simple" xlink:href="https://gitlab.com/duke-artiq/dax/-/wikis/DAX.scan/Example" text:style-name="Internet_20_link" text:visited-style-name="Visited_20_Internet_20_Link">https://gitlab.com/duke-artiq/dax/-/wikis/DAX.scan/Example</text:a> </text:p>
        </text:list-item>
        <text:list-item>
          <text:p text:style-name="P73">dax.scan is designed to take the procedure to measure 1 data point and smoothly scan a parameter space while repeating that measurement</text:p>
        </text:list-item>
        <text:list-item>
          <text:p text:style-name="P74">how to implement the dax.scan package and it’s primary functions here <text:a xlink:type="simple" xlink:href="https://gitlab.com/duke-artiq/dax/-/wikis/DAX.scan/Setup" text:style-name="Internet_20_link" text:visited-style-name="Visited_20_Internet_20_Link">https://gitlab.com/duke-artiq/dax/-/wikis/DAX.scan/Setup</text:a> </text:p>
        </text:list-item>
        <text:list-item>
          <text:p text:style-name="P75">how to implement the dax.scheduler <text:a xlink:type="simple" xlink:href="https://gitlab.com/duke-artiq/dax/-/wikis/DAX.scheduler/Overview" text:style-name="Internet_20_link" text:visited-style-name="Visited_20_Internet_20_Link">https://gitlab.com/duke-artiq/dax/-/wikis/DAX.scheduler/Overview</text:a> this appears to be a way to implement control flow between multiple programs dependent on trigger signals</text:p>
        </text:list-item>
        <text:list-item>
          <text:p text:style-name="P75"/>
        </text:list-item>
      </text:list>
      <text:p text:style-name="P1"/>
      <text:p text:style-name="P1"/>
      <text:p text:style-name="P9">working on connecting kasli to computer, so far I can ping it successfully, but get an error 111 anytime I try to use artiq. Now, when I ran it with the session dashboard, it asked if aqctl_moninj_proxy was running. <text:span text:style-name="T13">This is awaiting answer on the forum or through the helpdesk, but currently I believe it to be a</text:span>Information about the components on the hardware:<text:span text:style-name="T13"> version mismatch between the firmware on the board and the version 7 of artiq I’m using. </text:span></text:p>
      <text:p text:style-name="P8">Fixed that problem, the ip address the computer was using to talk to the kasli [defined through the settings of the ethernet connection] was the same as the ip address used by the kasli. This caused a communication breakdown.</text:p>
      <text:p text:style-name="P8"/>
      <text:p text:style-name="P4"><text:span text:style-name="T27">It looks like I’ll have to redo this as a conda install to allow for wand to function. </text:span><text:span text:style-name="T26">Actually, it seems you can import conda packages with nix using a specific instruction set such as the one in the flake.nix on the dax archive. </text:span><text:span text:style-name="T36">I have yet to make this actually work.</text:span></text:p>
      <text:p text:style-name="P4"/>
      <text:p text:style-name="P10"><text:soft-page-break/>We’re going to attempt to make our own module on the dax simulation system and a scan that goes along with it. Next we will attempt to do the same but for our system. <text:span text:style-name="T35">This will include setting up a simulation version of our system.</text:span></text:p>
      <text:p text:style-name="P10"/>
      <text:p text:style-name="P10"/>
      <text:p text:style-name="P11">Parallel/Sequential Execution</text:p>
      <text:p text:style-name="P12"/>
      <text:p text:style-name="P12">So, @kernel decorated functions running on the core initiate a “remote procedure call” (RPC) to the host device when they call a non-kernel decorated function. This RPC comes with defined parameters and it collects returned values for use on the core device. A clear example of this RPC is in <text:span text:style-name="T37">led.py </text:span><text:span text:style-name="T38">which pauses core execution to retrieve a boolean 1/0 for the led state from the host computer. Note that when running this through the artiq_session dashboard, the state is still entered through the terminal</text:span><text:span text:style-name="T37">. </text:span><text:span text:style-name="T39">The break_realtime() call after the host computer function delays the core execution until the host computer function returns values. If it times out eventually, it takes longer than </text:span><text:span text:style-name="T41">5</text:span><text:span text:style-name="T39"> minutes.</text:span></text:p>
      <text:p text:style-name="P12"/>
      <text:p text:style-name="P13">Machine unit delays come in factors of 4 as every 4 makes for a single clock cycle. Real time delays can be as small as 0.4us (microseconds). <text:span text:style-name="T40">Shorter delays than this throw underflow errors.</text:span></text:p>
      <text:p text:style-name="P13"/>
      <text:p text:style-name="P14">In Artiq, a ttl signal is a single generic digital signal and isn’t bound to any specific voltage/current levels or signaling standard.</text:p>
      <text:p text:style-name="P14"/>
      <text:p text:style-name="P15">Within a parallel block, statements are executed sequentially except the RTIO events that the statements generate are scheduled to be executed in parallel. If a statement takes a lot of CPU time to execute, it can cause the statements after it to miss the deadline for timely submission of their events, this causes an RTIOUnderflow exception.</text:p>
      <text:p text:style-name="P15"/>
      <text:p text:style-name="P16">Can confirm that parallel ttl signals from different cards work fine together. <text:span text:style-name="T42">We can also execute the dds signals in parallel as long as we remember that the dds sequence needs to be set before the parallel loop and only the self.configure_ram_mode(self.urukul0_ch0) call is needed in the parallel section to declare the signal starting.</text:span></text:p>
      <text:p text:style-name="P12"/>
      <text:p text:style-name="P12"/>
      <text:p text:style-name="P4"/>
      <text:p text:style-name="P7">Information about the components on the hardware:</text:p>
      <text:p text:style-name="P7"/>
      <text:list xml:id="list1888623596" text:style-name="L6">
        <text:list-item>
          <text:p text:style-name="P76">Kasli</text:p>
          <text:list>
            <text:list-item>
              <text:p text:style-name="P77">USER LED 1(2) on the Kasli corresponds to led0(1) in the device_db.py</text:p>
            </text:list-item>
            <text:list-item>
              <text:p text:style-name="P77">The <text:span text:style-name="T14">light marked 0 next to the ethernet slot should be on if there’s a successful connection</text:span></text:p>
            </text:list-item>
            <text:list-item>
              <text:p text:style-name="P76">The power supply specifically requests 5V/12A</text:p>
            </text:list-item>
            <text:list-item>
              <text:p text:style-name="P76">CLK IN allows you to override the internal clock of the Kasli to better time its actions to outside machines</text:p>
            </text:list-item>
            <text:list-item>
              <text:p text:style-name="P78">more info on the Kasli here <text:a xlink:type="simple" xlink:href="https://github.com/sinara-hw/Kasli/wiki" text:style-name="Internet_20_link" text:visited-style-name="Visited_20_Internet_20_Link">https://github.com/sinara-hw/Kasli/wiki</text:a> </text:p>
            </text:list-item>
            <text:list-item>
              <text:p text:style-name="P79">core commands here <text:a xlink:type="simple" xlink:href="https://github.com/m-labs/artiq/blob/master/artiq/coredevice/core.py" text:style-name="Internet_20_link" text:visited-style-name="Visited_20_Internet_20_Link">https://github.com/m-labs/artiq/blob/master/artiq/coredevice/core.py</text:a></text:p>
            </text:list-item>
            <text:list-item>
              <text:p text:style-name="P79">i2c commands for switches on the kasli <text:a xlink:type="simple" xlink:href="https://github.com/m-labs/artiq/blob/master/artiq/coredevice/i2c.py" text:style-name="Internet_20_link" text:visited-style-name="Visited_20_Internet_20_Link">https://github.com/m-labs/artiq/blob/master/artiq/coredevice/i2c.py</text:a></text:p>
            </text:list-item>
            <text:list-item>
              <text:p text:style-name="P79">cache commands here <text:a xlink:type="simple" xlink:href="https://github.com/m-labs/artiq/blob/master/artiq/coredevice/cache.py" text:style-name="Internet_20_link" text:visited-style-name="Visited_20_Internet_20_Link">https://github.com/m-labs/artiq/blob/master/artiq/coredevice/cache.py</text:a></text:p>
            </text:list-item>
            <text:list-item>
              <text:p text:style-name="P79">direct memory comands here <text:a xlink:type="simple" xlink:href="https://github.com/m-labs/artiq/blob/master/artiq/coredevice/dma.py" text:style-name="Internet_20_link" text:visited-style-name="Visited_20_Internet_20_Link">https://github.com/m-labs/artiq/blob/master/artiq/coredevice/dma.py</text:a></text:p>
            </text:list-item>
            <text:list-item>
              <text:p text:style-name="P79"><text:soft-page-break/>USER LEDs apparently function with the TTL commands described below</text:p>
            </text:list-item>
            <text:list-item>
              <text:p text:style-name="P80">No idea what kasli_i2c is, but the urukul’s have devices for it <text:a xlink:type="simple" xlink:href="https://github.com/m-labs/artiq/blob/master/artiq/coredevice/kasli_i2c.py" text:style-name="Internet_20_link" text:visited-style-name="Visited_20_Internet_20_Link">https://github.com/m-labs/artiq/blob/master/artiq/coredevice/kasli_i2c.py</text:a> </text:p>
            </text:list-item>
          </text:list>
        </text:list-item>
        <text:list-item>
          <text:p text:style-name="P76">Grabber</text:p>
          <text:list>
            <text:list-item>
              <text:p text:style-name="P76">This allows camera input and corresponds to grabber0 in the device_db.py</text:p>
            </text:list-item>
            <text:list-item>
              <text:p text:style-name="P81">There is no second device, so apparently Medium and Base are two aspects of the input</text:p>
            </text:list-item>
            <text:list-item>
              <text:p text:style-name="P82">It apparently only works for cameras built specifically for CameraLink which is a transfer protocol that offers high speed and low latency on digitized pixel data</text:p>
            </text:list-item>
            <text:list-item>
              <text:p text:style-name="P82">CameraLink cable wires need to be shielded and twisted as described on the overview page here <text:a xlink:type="simple" xlink:href="https://github.com/sinara-hw/Grabber/wiki" text:style-name="Internet_20_link" text:visited-style-name="Visited_20_Internet_20_Link">https://github.com/sinara-hw/Grabber/wiki</text:a></text:p>
            </text:list-item>
            <text:list-item>
              <text:p text:style-name="P78">The control lines allow for triggering, configuring, and monitoring the camera</text:p>
            </text:list-item>
            <text:list-item>
              <text:p text:style-name="P78">Documentation on artiq commands here <text:a xlink:type="simple" xlink:href="https://github.com/m-labs/artiq/blob/master/artiq/coredevice/grabber.py" text:style-name="Internet_20_link" text:visited-style-name="Visited_20_Internet_20_Link">https://github.com/m-labs/artiq/blob/master/artiq/coredevice/grabber.py</text:a> </text:p>
            </text:list-item>
          </text:list>
        </text:list-item>
        <text:list-item>
          <text:p text:style-name="P76">SMA-DIO <text:span text:style-name="T20">[</text:span><text:span text:style-name="T19">left</text:span><text:span text:style-name="T20">]</text:span></text:p>
          <text:list>
            <text:list-item>
              <text:p text:style-name="P83">as a ttl controller, this outputs signals of either 0 or 5 volts (really more like 0 or 4 in my measurements). These signals can be as fast as about 250kHz and always take the shape of square waves with a duty cycle described by the length of ttl.pulse(duration) versus delay(duration) in the code</text:p>
            </text:list-item>
            <text:list-item>
              <text:p text:style-name="P84">This is a ttl controller with ttl0,1,2,3 being TTLInOut which means that we can pull out the module when the machine is off and flip a switch to change them from input only to output only. Artiq supports flipping these with the machine on, but the sinara hardware does not and Sebastien cautions that doing this could damage the machines</text:p>
            </text:list-item>
            <text:list-item>
              <text:p text:style-name="P84">ttl4,5,6,7 are all output only</text:p>
            </text:list-item>
            <text:list-item>
              <text:p text:style-name="P86">ttl4 shows about 4V peak to peak</text:p>
            </text:list-item>
            <text:list-item>
              <text:p text:style-name="P84">The ttls are numbered top to bottom</text:p>
            </text:list-item>
            <text:list-item>
              <text:p text:style-name="P87">underflow timing errors occur with a square wave that has a period less than 800ns on the current setup</text:p>
            </text:list-item>
            <text:list-item>
              <text:p text:style-name="P84">commands found here <text:a xlink:type="simple" xlink:href="https://github.com/m-labs/artiq/blob/master/artiq/coredevice/ttl.py" text:style-name="Internet_20_link" text:visited-style-name="Visited_20_Internet_20_Link">https://github.com/m-labs/artiq/blob/master/artiq/coredevice/ttl.py</text:a> </text:p>
            </text:list-item>
            <text:list-item>
              <text:p text:style-name="P88">hardware here <text:a xlink:type="simple" xlink:href="https://m-labs.hk/docs/sinara-datasheets/2118-2128.pdf" text:style-name="Internet_20_link" text:visited-style-name="Visited_20_Internet_20_Link">https://m-labs.hk/docs/sinara-datasheets/2118-2128.pdf</text:a> ours is the SMA 2128</text:p>
            </text:list-item>
          </text:list>
        </text:list-item>
        <text:list-item>
          <text:p text:style-name="P76">SMA-DIO <text:span text:style-name="T20">[</text:span><text:span text:style-name="T19">right</text:span><text:span text:style-name="T20">]</text:span></text:p>
          <text:list>
            <text:list-item>
              <text:p text:style-name="P84">These are all marked as output only in the device_db.py, so I don’t think they can be set to input</text:p>
            </text:list-item>
            <text:list-item>
              <text:p text:style-name="P84">ttl8 shows about 4V peak to peak <text:span text:style-name="T15">as well</text:span></text:p>
            </text:list-item>
            <text:list-item>
              <text:p text:style-name="P88">Same for ttl14</text:p>
            </text:list-item>
            <text:list-item>
              <text:p text:style-name="P84">ttl8,9,10,11,12,13,14,15 are numbered top to bottom as well</text:p>
            </text:list-item>
            <text:list-item>
              <text:p text:style-name="P85">commands found here <text:a xlink:type="simple" xlink:href="https://github.com/m-labs/artiq/blob/master/artiq/coredevice/ttl.py" text:style-name="Internet_20_link" text:visited-style-name="Visited_20_Internet_20_Link">https://github.com/m-labs/artiq/blob/master/artiq/coredevice/ttl.py</text:a> </text:p>
            </text:list-item>
            <text:list-item>
              <text:p text:style-name="P88">hardware here <text:a xlink:type="simple" xlink:href="https://m-labs.hk/docs/sinara-datasheets/2118-2128.pdf" text:style-name="Internet_20_link" text:visited-style-name="Visited_20_Internet_20_Link">https://m-labs.hk/docs/sinara-datasheets/2118-2128.pdf</text:a> ours is the SMA 2128</text:p>
            </text:list-item>
          </text:list>
        </text:list-item>
        <text:list-item>
          <text:p text:style-name="P76">Urukul 9910 <text:span text:style-name="T20">[</text:span><text:span text:style-name="T19">leftmost</text:span><text:span text:style-name="T20">]</text:span></text:p>
          <text:list>
            <text:list-item>
              <text:p text:style-name="P83">These are 13 separate devices in device_db.py!</text:p>
            </text:list-item>
            <text:list-item>
              <text:p text:style-name="P83">urukul0_ch0,1,2,3 are the four channels we can use <text:span text:style-name="T22">they are numbered top to bottom</text:span></text:p>
            </text:list-item>
            <text:list-item>
              <text:p text:style-name="P89">ttl_urukul0_sw0,1,2,3 are those same channels but in ttl mode?</text:p>
            </text:list-item>
            <text:list-item>
              <text:p text:style-name="P89">urukul0_cpld is </text:p>
            </text:list-item>
            <text:list-item>
              <text:p text:style-name="P89">urukul0_io_update is</text:p>
            </text:list-item>
            <text:list-item>
              <text:p text:style-name="P89">urukul0_sync is the sync buffer?</text:p>
            </text:list-item>
            <text:list-item>
              <text:p text:style-name="P89">eeprom_urukul0 is</text:p>
            </text:list-item>
            <text:list-item>
              <text:p text:style-name="P89">spi_urukul0 is</text:p>
            </text:list-item>
            <text:list-item>
              <text:p text:style-name="P89">These Urukul’s can drive AOMs, RF electrodes, laser intensity servos (in partnership with the sampler)</text:p>
            </text:list-item>
            <text:list-item>
              <text:p text:style-name="P89">Output frequency ~1MHz to ~400MHz with 0.25Hz resolution</text:p>
            </text:list-item>
            <text:list-item>
              <text:p text:style-name="P89"><text:soft-page-break/>Output power ~10dBm can be attenuated from 0 to -31.5dB with 0.5dB resolution</text:p>
            </text:list-item>
            <text:list-item>
              <text:p text:style-name="P89">RF switch (1ns resolution) can provide 70dB isolation</text:p>
            </text:list-item>
            <text:list-item>
              <text:p text:style-name="P89">Phase offset resolution to 16bits of precision</text:p>
            </text:list-item>
            <text:list-item>
              <text:p text:style-name="P89">Digital Amplitude to 14bits of precision</text:p>
            </text:list-item>
            <text:list-item>
              <text:p text:style-name="P89">DAC full scale current resolution to 8bits of resolution</text:p>
            </text:list-item>
            <text:list-item>
              <text:p text:style-name="P89">Temporal (I/O Update) resolution to 4ns</text:p>
            </text:list-item>
            <text:list-item>
              <text:p text:style-name="P90">At 10MHz and <text:span text:style-name="T23">6dB</text:span> attenuation, the signal is roughly <text:span text:style-name="T24">2.4</text:span>V peak to peak</text:p>
            </text:list-item>
            <text:list-item>
              <text:p text:style-name="P91">hardware here <text:a xlink:type="simple" xlink:href="https://m-labs.hk/docs/sinara-datasheets/4410-4412.pdf" text:style-name="Internet_20_link" text:visited-style-name="Visited_20_Internet_20_Link">https://m-labs.hk/docs/sinara-datasheets/4410-4412.pdf</text:a> contains info on crosstalk, noise, harmonics, <text:span text:style-name="T17">power consumption, impact of various attenuation settings on signal <text:s/>strength</text:span></text:p>
            </text:list-item>
            <text:list-item>
              <text:p text:style-name="P92">That hardware link also has some example artiq code on it, <text:span text:style-name="T18">dds is </text:span><text:span text:style-name="T16">urukul0_ch</text:span><text:span text:style-name="T18"> for us</text:span></text:p>
            </text:list-item>
            <text:list-item>
              <text:p text:style-name="P93">More hardware info here <text:a xlink:type="simple" xlink:href="http://www.analog.com/media/en/technical-documentation/data-sheets/AD9910.pdf" text:style-name="Internet_20_link" text:visited-style-name="Visited_20_Internet_20_Link">http://www.analog.com/media/en/technical-documentation/data-sheets/AD9910.pdf</text:a> </text:p>
            </text:list-item>
            <text:list-item>
              <text:p text:style-name="P94">Commands here <text:a xlink:type="simple" xlink:href="https://github.com/m-labs/artiq/blob/master/artiq/coredevice/urukul.py" text:style-name="Internet_20_link" text:visited-style-name="Visited_20_Internet_20_Link">https://github.com/m-labs/artiq/blob/master/artiq/coredevice/urukul.py</text:a> <text:s/><text:span text:style-name="T21">for the CPLD and initialization</text:span></text:p>
            </text:list-item>
            <text:list-item>
              <text:p text:style-name="P95">Commands here for the channels <text:a xlink:type="simple" xlink:href="https://github.com/m-labs/artiq/blob/master/artiq/coredevice/ad9910.py" text:style-name="Internet_20_link" text:visited-style-name="Visited_20_Internet_20_Link">https://github.com/m-labs/artiq/blob/master/artiq/coredevice/ad9910.py</text:a> </text:p>
            </text:list-item>
            <text:list-item>
              <text:p text:style-name="P96">Can be used to deliver pre-programmed </text:p>
            </text:list-item>
            <text:list-item>
              <text:p text:style-name="P97">ch0 functioned as advertised</text:p>
            </text:list-item>
          </text:list>
        </text:list-item>
        <text:list-item>
          <text:p text:style-name="P76">Urukul 9910 <text:span text:style-name="T20">[</text:span><text:span text:style-name="T19">middle</text:span><text:span text:style-name="T20">]</text:span></text:p>
          <text:list>
            <text:list-item>
              <text:p text:style-name="P94">Identical to above except urukul1 in place of urukul0</text:p>
            </text:list-item>
            <text:list-item>
              <text:p text:style-name="P97">tested ch0 and ch2, both functional and identical in output</text:p>
            </text:list-item>
          </text:list>
        </text:list-item>
        <text:list-item>
          <text:p text:style-name="P76">Urukul 9910 <text:span text:style-name="T20">[</text:span><text:span text:style-name="T19">rightmost</text:span><text:span text:style-name="T20">]</text:span></text:p>
          <text:list>
            <text:list-item>
              <text:p text:style-name="P94">Third verse, same as the first</text:p>
            </text:list-item>
            <text:list-item>
              <text:p text:style-name="P97">tested ch0, samezies</text:p>
            </text:list-item>
          </text:list>
        </text:list-item>
        <text:list-item>
          <text:p text:style-name="P76">Zotino</text:p>
          <text:list>
            <text:list-item>
              <text:p text:style-name="P98">32-channel DAC using 16 bit resolution, +/-10V signals, HD68 connector</text:p>
            </text:list-item>
            <text:list-item>
              <text:p text:style-name="P98">Used for DC voltage signals, low-frequency wave generation, and any other arbitrary low frequency and voltage signal, <text:span text:style-name="T43">could control trap DC voltages in a surface trap for example</text:span></text:p>
            </text:list-item>
            <text:list-item>
              <text:p text:style-name="P98">4 groups of 8 analog channels</text:p>
            </text:list-item>
            <text:list-item>
              <text:p text:style-name="P98">hardware here <text:a xlink:type="simple" xlink:href="https://m-labs.hk/docs/sinara-datasheets/5432.pdf" text:style-name="Internet_20_link" text:visited-style-name="Visited_20_Internet_20_Link">https://m-labs.hk/docs/sinara-datasheets/5432.pdf</text:a> </text:p>
            </text:list-item>
          </text:list>
        </text:list-item>
        <text:list-item>
          <text:p text:style-name="P76">Sampler</text:p>
          <text:list>
            <text:list-item>
              <text:p text:style-name="P99">8-channel, 16bit ADC EEM, digitally programmable gain, +/-10mV to +/-10V input voltages</text:p>
            </text:list-item>
            <text:list-item>
              <text:p text:style-name="P99">100kOhm with termination off</text:p>
            </text:list-item>
            <text:list-item>
              <text:p text:style-name="P99">50Ohm with termination on</text:p>
            </text:list-item>
            <text:list-item>
              <text:p text:style-name="P99">In basic mode, the sampler reads pins 7-0 in decreasing order sampling each channel every 7 microseconds or so</text:p>
            </text:list-item>
            <text:list-item>
              <text:p text:style-name="P99">In Fast mode, all channels read simultaneously achieving readouts roughly every 1 microsecond</text:p>
            </text:list-item>
            <text:list-item>
              <text:p text:style-name="P100">Measured signal bandwidth drops when higher gain is used on the channel?</text:p>
            </text:list-item>
            <text:list-item>
              <text:p text:style-name="P100">Noise spectrum is white plus a DC offset</text:p>
            </text:list-item>
            <text:list-item>
              <text:p text:style-name="P101">sample_mu acquires FIFO input from the sampler channels from 7 to 0</text:p>
            </text:list-item>
            <text:list-item>
              <text:p text:style-name="P99">hardware here <text:a xlink:type="simple" xlink:href="https://github.com/sinara-hw/Sampler/wiki" text:style-name="Internet_20_link" text:visited-style-name="Visited_20_Internet_20_Link">https://github.com/sinara-hw/Sampler/wiki</text:a> </text:p>
            </text:list-item>
          </text:list>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09:51:45.209123592</meta:creation-date>
    <meta:generator>LibreOffice/7.3.7.2$Linux_X86_64 LibreOffice_project/30$Build-2</meta:generator>
    <dc:date>2023-03-16T12:56:21.911243759</dc:date>
    <meta:editing-duration>P24DT5H47M36S</meta:editing-duration>
    <meta:editing-cycles>121</meta:editing-cycles>
    <meta:document-statistic meta:table-count="0" meta:image-count="0" meta:object-count="0" meta:page-count="8" meta:paragraph-count="212" meta:word-count="3423" meta:character-count="22675" meta:non-whitespace-character-count="19624"/>
  </office:meta>
</office:document-meta>
</file>